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_BEATS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N_HIDDEN_RNN</text:p>
          </table:table-cell>
          <table:table-cell office:value-type="string" calcext:value-type="string">
            <text:p>N_HIDDEN_FC</text:p>
          </table:table-cell>
          <table:table-cell table:style-name="Default" office:value-type="string" calcext:value-type="string">
            <text:p>USE_DELTA_CODING</text:p>
          </table:table-cell>
          <table:table-cell office:value-type="string" calcext:value-type="string">
            <text:p>convo layer1</text:p>
          </table:table-cell>
          <table:table-cell office:value-type="string" calcext:value-type="string">
            <text:p>convo layer2</text:p>
          </table:table-cell>
          <table:table-cell office:value-type="string" calcext:value-type="string">
            <text:p>convo layer3</text:p>
          </table:table-cell>
          <table:table-cell office:value-type="string" calcext:value-type="string">
            <text:p>LEARN_RATE</text:p>
          </table:table-cell>
          <table:table-cell/>
          <table:table-cell office:value-type="string" calcext:value-type="string">
            <text:p>Fscore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beat detector model</text:p>
          </table:table-cell>
          <table:covered-table-cell table:number-columns-repeated="2"/>
          <table:table-cell office:value-type="float" office:value="0.46225" calcext:value-type="float">
            <text:p>0.462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8, sh=2, str=2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2665" calcext:value-type="float">
            <text:p>0.2266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46075" calcext:value-type="float">
            <text:p>0.46075</text:p>
          </table:table-cell>
          <table:table-cell/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3, str=3</text:p>
          </table:table-cell>
          <table:table-cell office:value-type="string" calcext:value-type="string">
            <text:p>F=32, sh=3, str=3</text:p>
          </table:table-cell>
          <table:table-cell office:value-type="string" calcext:value-type="string">
            <text:p>F=64, sh=3, str=3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string" calcext:value-type="string">
            <text:p>хуже чем 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table:style-name="ce2" office:value-type="string" calcext:value-type="string" table:number-columns-spanned="3" table:number-rows-spanned="1">
            <text:p>no convo</text:p>
          </table:table-cell>
          <table:covered-table-cell table:number-columns-repeated="2"/>
          <table:table-cell office:value-type="float" office:value="0.0005" calcext:value-type="float">
            <text:p>0.0005</text:p>
          </table:table-cell>
          <table:table-cell/>
          <table:table-cell office:value-type="float" office:value="0.46255" calcext:value-type="float">
            <text:p>0.462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128</text:p>
          </table:table-cell>
          <table:table-cell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45985" calcext:value-type="float">
            <text:p>0.459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128</text:p>
          </table:table-cell>
          <table:table-cell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All 0.9+</text:p>
          </table:table-cell>
          <table:table-cell office:value-type="string" calcext:value-type="string">
            <text:p>игрушечная задача на 500 чнках от 5 люд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3:51:22.449499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21:12.955805726</meta:creation-date>
    <dc:date>2017-03-06T13:54:39.896168747</dc:date>
    <meta:editing-duration>PT5H15M50S</meta:editing-duration>
    <meta:editing-cycles>9</meta:editing-cycles>
    <meta:generator>LibreOffice/5.1.6.2$Linux_X86_64 LibreOffice_project/10m0$Build-2</meta:generator>
    <meta:document-statistic meta:table-count="1" meta:cell-count="105" meta:object-count="0"/>
  </office:meta>
</office:document-meta>
</file>